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be814" officeooo:paragraph-rsid="000be814"/>
    </style:style>
    <style:style style:name="P2" style:family="paragraph" style:parent-style-name="Standard">
      <style:text-properties officeooo:rsid="000d6a51" officeooo:paragraph-rsid="000d6a51"/>
    </style:style>
    <style:style style:name="P3" style:family="paragraph" style:parent-style-name="Standard">
      <style:text-properties officeooo:rsid="000fd622" officeooo:paragraph-rsid="000fd622"/>
    </style:style>
    <style:style style:name="P4" style:family="paragraph" style:parent-style-name="Standard">
      <style:text-properties officeooo:rsid="00135b86" officeooo:paragraph-rsid="00135b86"/>
    </style:style>
    <style:style style:name="P5" style:family="paragraph" style:parent-style-name="Standard">
      <style:text-properties officeooo:rsid="0013827f" officeooo:paragraph-rsid="0013827f"/>
    </style:style>
    <style:style style:name="P6" style:family="paragraph" style:parent-style-name="Standard">
      <style:text-properties officeooo:rsid="0013827f" officeooo:paragraph-rsid="0016ebaf"/>
    </style:style>
    <style:style style:name="P7" style:family="paragraph" style:parent-style-name="Standard">
      <style:text-properties officeooo:rsid="0013eacc" officeooo:paragraph-rsid="0013eacc"/>
    </style:style>
    <style:style style:name="P8" style:family="paragraph" style:parent-style-name="Standard">
      <style:text-properties style:text-underline-style="none" officeooo:rsid="00150253" officeooo:paragraph-rsid="00150253"/>
    </style:style>
    <style:style style:name="P9" style:family="paragraph" style:parent-style-name="Standard">
      <style:text-properties officeooo:rsid="0016ebaf" officeooo:paragraph-rsid="0016eba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d64e"/>
    </style:style>
    <style:style style:name="T3" style:family="text">
      <style:text-properties officeooo:rsid="00135b86"/>
    </style:style>
    <style:style style:name="T4" style:family="text">
      <style:text-properties officeooo:rsid="0013827f"/>
    </style:style>
    <style:style style:name="T5" style:family="text">
      <style:text-properties officeooo:rsid="00159a07"/>
    </style:style>
    <style:style style:name="T6" style:family="text">
      <style:text-properties officeooo:rsid="0016eba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 Este programa <text:span text:style-name="T2">genera un arreglo de numeros aleatorios y lo ordena de menor a mayor</text:span></text:p>
      <text:p text:style-name="P1"/>
      <text:p text:style-name="P1"/>
      <text:p text:style-name="P4">L=20 # Longitud del arreglo</text:p>
      <text:p text:style-name="P1"/>
      <text:p text:style-name="P1"/>
      <text:p text:style-name="P1"/>
      <text:p text:style-name="P3"><text:span text:style-name="T3">A</text:span>= [ ]</text:p>
      <text:p text:style-name="P1"/>
      <text:p text:style-name="P1">PARA <text:span text:style-name="T3">k</text:span> = <text:span text:style-name="T3">0</text:span> HASTA <text:span text:style-name="T3">L</text:span></text:p>
      <text:p text:style-name="P1"/>
      <text:p text:style-name="P1"><text:tab/><text:span text:style-name="T3">A[k] = random(100)</text:span></text:p>
      <text:p text:style-name="P1"/>
      <text:p text:style-name="P1">FIN PARA</text:p>
      <text:p text:style-name="P1"/>
      <text:p text:style-name="P5">MOSTRAR A</text:p>
      <text:p text:style-name="P5"><text:span text:style-name="T1"/></text:p>
      <text:p text:style-name="P5"><text:span text:style-name="T1"/></text:p>
      <text:p text:style-name="P8">PARA <text:s/><text:span text:style-name="T6">i</text:span> = 0 HASTA <text:span text:style-name="T5">A.length</text:span></text:p>
      <text:p text:style-name="P6"><text:s text:c="2"/></text:p>
      <text:p text:style-name="P6"><text:span text:style-name="T6"><text:s text:c="2"/>PARA j=0 HASTA A.length</text:span></text:p>
      <text:p text:style-name="P5"/>
      <text:p text:style-name="P5"><text:tab/> <text:s text:c="2"/><text:span text:style-name="T6">SI A[i] &lt; A[k] ENTONCES</text:span></text:p>
      <text:p text:style-name="P6"><text:s text:c="19"/><text:span text:style-name="T6">Aux =A[i]</text:span></text:p>
      <text:p text:style-name="P6"><text:span text:style-name="T6"><text:s text:c="20"/>A[i] = A[k]</text:span></text:p>
      <text:p text:style-name="P6"><text:tab/> <text:s text:c="5"/></text:p>
      <text:p text:style-name="P6"><text:s text:c="16"/><text:span text:style-name="T6">FIN SI</text:span></text:p>
      <text:p text:style-name="P5"/>
      <text:p text:style-name="P5"/>
      <text:p text:style-name="P5"><text:tab/></text:p>
      <text:p text:style-name="P4"/>
      <text:p text:style-name="P9">FIN PARA</text:p>
      <text:p text:style-name="P1"/>
      <text:p text:style-name="P2"/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2T10:28:27.383462400</meta:creation-date>
    <dc:date>2016-08-12T14:13:19.717973317</dc:date>
    <meta:editing-duration>PT3H3M53S</meta:editing-duration>
    <meta:editing-cycles>11</meta:editing-cycles>
    <meta:generator>LibreOffice/5.1.4.2$Linux_x86 LibreOffice_project/10m0$Build-2</meta:generator>
    <meta:document-statistic meta:table-count="0" meta:image-count="0" meta:object-count="0" meta:page-count="1" meta:paragraph-count="17" meta:word-count="61" meta:character-count="348" meta:non-whitespace-character-count="228"/>
  </office:meta>
</office:document-meta>
</file>